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2">
      <style:table-cell-properties fo:background-color="#ffbf00"/>
    </style:style>
    <style:style style:name="ce14" style:family="table-cell" style:parent-style-name="Default" style:data-style-name="N2">
      <style:table-cell-properties fo:border-bottom="0.06pt solid #000000" fo:background-color="#ffbf00" fo:border-left="none" fo:border-right="none" fo:border-top="none"/>
    </style:style>
    <style:style style:name="ce15" style:family="table-cell" style:parent-style-name="Default" style:data-style-name="N112">
      <style:table-cell-properties fo:background-color="#ff0000"/>
    </style:style>
    <style:style style:name="ce16" style:family="table-cell" style:parent-style-name="Default" style:data-style-name="N2">
      <style:table-cell-properties fo:border-bottom="0.06pt solid #000000" fo:background-color="#ff0000" fo:border-left="none" fo:border-right="none" fo:border-top="none"/>
    </style:style>
    <style:style style:name="ce17" style:family="table-cell" style:parent-style-name="Default" style:data-style-name="N112">
      <style:table-cell-properties fo:background-color="#ffbf00"/>
    </style:style>
    <style:style style:name="ce18" style:family="table-cell" style:parent-style-name="Default" style:data-style-name="N2">
      <style:table-cell-properties fo:background-color="#ff0000"/>
    </style:style>
    <style:style style:name="ce19" style:family="table-cell" style:parent-style-name="Default" style:data-style-name="N112">
      <style:table-cell-properties fo:background-color="#e8f2a1"/>
    </style:style>
    <style:style style:name="ce20" style:family="table-cell" style:parent-style-name="Default" style:data-style-name="N2">
      <style:table-cell-properties fo:border-bottom="0.06pt solid #000000" fo:background-color="#e8f2a1" fo:border-left="none" fo:border-right="none" fo:border-top="none"/>
    </style:style>
    <style:style style:name="ce21" style:family="table-cell" style:parent-style-name="Default">
      <style:table-cell-properties fo:background-color="#f6f9d4"/>
    </style:style>
    <style:style style:name="ce22" style:family="table-cell" style:parent-style-name="Default" style:data-style-name="N2">
      <style:table-cell-properties fo:border-bottom="0.06pt solid #000000" fo:background-color="#f6f9d4" fo:border-left="none" fo:border-right="none" fo:border-top="none"/>
    </style:style>
    <style:style style:name="ce23" style:family="table-cell" style:parent-style-name="Default" style:data-style-name="N112">
      <style:table-cell-properties fo:background-color="#81d41a"/>
    </style:style>
    <style:style style:name="ce24" style:family="table-cell" style:parent-style-name="Default" style:data-style-name="N2">
      <style:table-cell-properties fo:border-bottom="0.06pt solid #000000" fo:background-color="#81d41a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26" style:family="table-cell" style:parent-style-name="Default" style:data-style-name="N2">
      <style:table-cell-properties fo:background-color="#e8f2a1"/>
    </style:style>
    <style:style style:name="ce27" style:family="table-cell" style:parent-style-name="Default" style:data-style-name="N112">
      <style:table-cell-properties fo:background-color="#f6f9d4"/>
    </style:style>
    <style:style style:name="ce28" style:family="table-cell" style:parent-style-name="Default" style:data-style-name="N2">
      <style:table-cell-properties fo:background-color="#81d41a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2">
      <style:table-cell-properties fo:border-bottom="none" fo:background-color="#81d41a" fo:border-left="none" fo:border-right="0.06pt solid #000000" fo:border-top="none"/>
    </style:style>
    <style:style style:name="ce32" style:family="table-cell" style:parent-style-name="Default" style:data-style-name="N2">
      <style:table-cell-properties fo:border-bottom="0.06pt solid #000000" fo:background-color="#81d41a" fo:border-left="none" fo:border-right="0.06pt solid #000000" fo:border-top="none"/>
    </style:style>
    <style:style style:name="ce33" style:family="table-cell" style:parent-style-name="Default" style:data-style-name="N112">
      <style:table-cell-properties fo:border-bottom="none" fo:background-color="#81d41a" fo:border-left="none" fo:border-right="0.06pt solid #000000" fo:border-top="none"/>
    </style:style>
    <style:style style:name="ce34" style:family="table-cell" style:parent-style-name="Default" style:data-style-name="N112">
      <style:table-cell-properties fo:border-bottom="none" fo:background-color="#e8f2a1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0.06pt solid #000000" fo:background-color="#e8f2a1" fo:border-left="none" fo:border-right="0.06pt solid #000000" fo:border-top="none"/>
    </style:style>
    <style:style style:name="T1" style:family="text">
      <style:text-properties fo:font-size="10pt" style:text-position="super 58%" style:font-size-asian="10pt" style:font-size-complex="10pt"/>
    </style:style>
    <style:style style:name="T2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super 58%"/>
    </style:style>
    <style:style style:name="T4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-asian="Noto Sans CJK SC"/>
    </style:style>
    <style:style style:name="T5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-asian="Noto Sans CJK SC" style:text-position="super 58%"/>
    </style:style>
    <style:style style:name="T6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1"/>
        <table:table-column table:style-name="co2" table:default-cell-style-name="ce1"/>
        <table:table-column table:style-name="co2" table:default-cell-style-name="ce10"/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Sharky 775 1.5 m<text:span text:style-name="T1">3</text:span>/hr, DN20, Kv = 5.48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5" calcext:value-type="float">
            <text:p>0.75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3]*1000/60" office:value-type="float" office:value="25" calcext:value-type="float">
            <text:p>25.0</text:p>
          </table:table-cell>
          <table:table-cell table:style-name="ce12" table:formula="of:=[.E3]*1000/60" office:value-type="float" office:value="20.8333333333333" calcext:value-type="float">
            <text:p>20.8</text:p>
          </table:table-cell>
          <table:table-cell table:style-name="ce12" table:formula="of:=[.F3]*1000/60" office:value-type="float" office:value="16.6666666666667" calcext:value-type="float">
            <text:p>16.7</text:p>
          </table:table-cell>
          <table:table-cell table:style-name="ce12" table:formula="of:=[.G3]*1000/60" office:value-type="float" office:value="12.5" calcext:value-type="float">
            <text:p>12.5</text:p>
          </table:table-cell>
          <table:table-cell table:style-name="ce30" table:formula="of:=[.H3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3" table:formula="of:=([.D3]/5.48)^2" office:value-type="float" office:value="0.0749240769353722" calcext:value-type="float">
            <text:p>0.07</text:p>
          </table:table-cell>
          <table:table-cell table:style-name="ce13" table:formula="of:=([.E3]/5.48)^2" office:value-type="float" office:value="0.0520306089828973" calcext:value-type="float">
            <text:p>0.05</text:p>
          </table:table-cell>
          <table:table-cell table:style-name="ce26" table:formula="of:=([.F3]/5.48)^2" office:value-type="float" office:value="0.0332995897490543" calcext:value-type="float">
            <text:p>0.03</text:p>
          </table:table-cell>
          <table:table-cell table:style-name="ce28" table:formula="of:=([.G3]/5.48)^2" office:value-type="float" office:value="0.018731019233843" calcext:value-type="float">
            <text:p>0.02</text:p>
          </table:table-cell>
          <table:table-cell table:style-name="ce31" table:formula="of:=([.H3]/5.48)^2" office:value-type="float" office:value="0.00832489743726357" calcext:value-type="float">
            <text:p>0.0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4" table:formula="of:=[.D5]*10.2" office:value-type="float" office:value="0.764225584740796" calcext:value-type="float">
            <text:p>0.76</text:p>
          </table:table-cell>
          <table:table-cell table:style-name="ce14" table:formula="of:=[.E5]*10.2" office:value-type="float" office:value="0.530712211625553" calcext:value-type="float">
            <text:p>0.53</text:p>
          </table:table-cell>
          <table:table-cell table:style-name="ce20" table:formula="of:=[.F5]*10.2" office:value-type="float" office:value="0.339655815440354" calcext:value-type="float">
            <text:p>0.34</text:p>
          </table:table-cell>
          <table:table-cell table:style-name="ce24" table:formula="of:=[.G5]*10.2" office:value-type="float" office:value="0.191056396185199" calcext:value-type="float">
            <text:p>0.19</text:p>
          </table:table-cell>
          <table:table-cell table:style-name="ce32" table:formula="of:=[.H5]*10.2" office:value-type="float" office:value="0.0849139538600884" calcext:value-type="float">
            <text:p>0.0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Sharky 775 2.5 m<text:span text:style-name="T1">3</text:span>/hr, DN20, Kv = 7.91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9]*1000/60" office:value-type="float" office:value="41.6666666666667" calcext:value-type="float">
            <text:p>41.7</text:p>
          </table:table-cell>
          <table:table-cell table:style-name="ce12" table:formula="of:=[.E9]*1000/60" office:value-type="float" office:value="33.3333333333333" calcext:value-type="float">
            <text:p>33.3</text:p>
          </table:table-cell>
          <table:table-cell table:style-name="ce12" table:formula="of:=[.F9]*1000/60" office:value-type="float" office:value="25" calcext:value-type="float">
            <text:p>25.0</text:p>
          </table:table-cell>
          <table:table-cell table:style-name="ce12" table:formula="of:=[.G9]*1000/60" office:value-type="float" office:value="16.6666666666667" calcext:value-type="float">
            <text:p>16.7</text:p>
          </table:table-cell>
          <table:table-cell table:style-name="ce30" table:formula="of:=[.H9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5" table:formula="of:=([.D9]/7.91)^2" office:value-type="float" office:value="0.0998911585935964" calcext:value-type="float">
            <text:p>0.100</text:p>
          </table:table-cell>
          <table:table-cell table:style-name="ce17" table:formula="of:=([.E9]/7.91)^2" office:value-type="float" office:value="0.0639303414999017" calcext:value-type="float">
            <text:p>0.064</text:p>
          </table:table-cell>
          <table:table-cell table:style-name="ce19" table:formula="of:=([.F9]/7.91)^2" office:value-type="float" office:value="0.0359608170936947" calcext:value-type="float">
            <text:p>0.036</text:p>
          </table:table-cell>
          <table:table-cell table:style-name="ce23" table:formula="of:=([.G9]/7.91)^2" office:value-type="float" office:value="0.0159825853749754" calcext:value-type="float">
            <text:p>0.016</text:p>
          </table:table-cell>
          <table:table-cell table:style-name="ce33" table:formula="of:=([.H9]/7.91)^2" office:value-type="float" office:value="0.00399564634374386" calcext:value-type="float">
            <text:p>0.00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6" table:formula="of:=[.D11]*10.2" office:value-type="float" office:value="1.01888981765468" calcext:value-type="float">
            <text:p>1.02</text:p>
          </table:table-cell>
          <table:table-cell table:style-name="ce14" table:formula="of:=[.E11]*10.2" office:value-type="float" office:value="0.652089483298997" calcext:value-type="float">
            <text:p>0.65</text:p>
          </table:table-cell>
          <table:table-cell table:style-name="ce20" table:formula="of:=[.F11]*10.2" office:value-type="float" office:value="0.366800334355686" calcext:value-type="float">
            <text:p>0.37</text:p>
          </table:table-cell>
          <table:table-cell table:style-name="ce24" table:formula="of:=[.G11]*10.2" office:value-type="float" office:value="0.163022370824749" calcext:value-type="float">
            <text:p>0.16</text:p>
          </table:table-cell>
          <table:table-cell table:style-name="ce32" table:formula="of:=[.H11]*10.2" office:value-type="float" office:value="0.0407555927061873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Kamstrup 302 1.5 m<text:span text:style-name="T1">3</text:span>/hr, DN15, Kv = 4.89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5" calcext:value-type="float">
            <text:p>0.75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15]*1000/60" office:value-type="float" office:value="25" calcext:value-type="float">
            <text:p>25.0</text:p>
          </table:table-cell>
          <table:table-cell table:style-name="ce12" table:formula="of:=[.E15]*1000/60" office:value-type="float" office:value="20.8333333333333" calcext:value-type="float">
            <text:p>20.8</text:p>
          </table:table-cell>
          <table:table-cell table:style-name="ce12" table:formula="of:=[.F15]*1000/60" office:value-type="float" office:value="16.6666666666667" calcext:value-type="float">
            <text:p>16.7</text:p>
          </table:table-cell>
          <table:table-cell table:style-name="ce12" table:formula="of:=[.G15]*1000/60" office:value-type="float" office:value="12.5" calcext:value-type="float">
            <text:p>12.5</text:p>
          </table:table-cell>
          <table:table-cell table:style-name="ce30" table:formula="of:=[.H15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3" table:formula="of:=([.D15]/4.89)^2" office:value-type="float" office:value="0.0940946215514321" calcext:value-type="float">
            <text:p>0.09</text:p>
          </table:table-cell>
          <table:table-cell table:style-name="ce13" table:formula="of:=([.E15]/4.89)^2" office:value-type="float" office:value="0.0653434871884945" calcext:value-type="float">
            <text:p>0.07</text:p>
          </table:table-cell>
          <table:table-cell table:style-name="ce26" table:formula="of:=([.F15]/4.89)^2" office:value-type="float" office:value="0.0418198318006365" calcext:value-type="float">
            <text:p>0.04</text:p>
          </table:table-cell>
          <table:table-cell table:style-name="ce28" table:formula="of:=([.G15]/4.89)^2" office:value-type="float" office:value="0.023523655387858" calcext:value-type="float">
            <text:p>0.02</text:p>
          </table:table-cell>
          <table:table-cell table:style-name="ce31" table:formula="of:=([.H15]/4.89)^2" office:value-type="float" office:value="0.0104549579501591" calcext:value-type="float">
            <text:p>0.0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4" table:formula="of:=[.D17]*10.2" office:value-type="float" office:value="0.959765139824608" calcext:value-type="float">
            <text:p>0.96</text:p>
          </table:table-cell>
          <table:table-cell table:style-name="ce14" table:formula="of:=[.E17]*10.2" office:value-type="float" office:value="0.666503569322644" calcext:value-type="float">
            <text:p>0.67</text:p>
          </table:table-cell>
          <table:table-cell table:style-name="ce20" table:formula="of:=[.F17]*10.2" office:value-type="float" office:value="0.426562284366492" calcext:value-type="float">
            <text:p>0.43</text:p>
          </table:table-cell>
          <table:table-cell table:style-name="ce24" table:formula="of:=[.G17]*10.2" office:value-type="float" office:value="0.239941284956152" calcext:value-type="float">
            <text:p>0.24</text:p>
          </table:table-cell>
          <table:table-cell table:style-name="ce32" table:formula="of:=[.H17]*10.2" office:value-type="float" office:value="0.106640571091623" calcext:value-type="float">
            <text:p>0.1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Kamstrup 302 2.5 m<text:span text:style-name="T1">3</text:span>/hr, DN20, Kv = 8.15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21]*1000/60" office:value-type="float" office:value="41.6666666666667" calcext:value-type="float">
            <text:p>41.7</text:p>
          </table:table-cell>
          <table:table-cell table:style-name="ce12" table:formula="of:=[.E21]*1000/60" office:value-type="float" office:value="33.3333333333333" calcext:value-type="float">
            <text:p>33.3</text:p>
          </table:table-cell>
          <table:table-cell table:style-name="ce12" table:formula="of:=[.F21]*1000/60" office:value-type="float" office:value="25" calcext:value-type="float">
            <text:p>25.0</text:p>
          </table:table-cell>
          <table:table-cell table:style-name="ce12" table:formula="of:=[.G21]*1000/60" office:value-type="float" office:value="16.6666666666667" calcext:value-type="float">
            <text:p>16.7</text:p>
          </table:table-cell>
          <table:table-cell table:style-name="ce30" table:formula="of:=[.H21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7" table:formula="of:=([.D21]/8.15)^2" office:value-type="float" office:value="0.0940946215514321" calcext:value-type="float">
            <text:p>0.094</text:p>
          </table:table-cell>
          <table:table-cell table:style-name="ce17" table:formula="of:=([.E21]/8.15)^2" office:value-type="float" office:value="0.0602205577929166" calcext:value-type="float">
            <text:p>0.060</text:p>
          </table:table-cell>
          <table:table-cell table:style-name="ce19" table:formula="of:=([.F21]/8.15)^2" office:value-type="float" office:value="0.0338740637585156" calcext:value-type="float">
            <text:p>0.034</text:p>
          </table:table-cell>
          <table:table-cell table:style-name="ce23" table:formula="of:=([.G21]/8.15)^2" office:value-type="float" office:value="0.0150551394482291" calcext:value-type="float">
            <text:p>0.015</text:p>
          </table:table-cell>
          <table:table-cell table:style-name="ce33" table:formula="of:=([.H21]/8.15)^2" office:value-type="float" office:value="0.00376378486205728" calcext:value-type="float">
            <text:p>0.00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4" table:formula="of:=[.D23]*10.2" office:value-type="float" office:value="0.959765139824608" calcext:value-type="float">
            <text:p>0.96</text:p>
          </table:table-cell>
          <table:table-cell table:style-name="ce14" table:formula="of:=[.E23]*10.2" office:value-type="float" office:value="0.614249689487749" calcext:value-type="float">
            <text:p>0.61</text:p>
          </table:table-cell>
          <table:table-cell table:style-name="ce20" table:formula="of:=[.F23]*10.2" office:value-type="float" office:value="0.345515450336859" calcext:value-type="float">
            <text:p>0.35</text:p>
          </table:table-cell>
          <table:table-cell table:style-name="ce24" table:formula="of:=[.G23]*10.2" office:value-type="float" office:value="0.153562422371937" calcext:value-type="float">
            <text:p>0.15</text:p>
          </table:table-cell>
          <table:table-cell table:style-name="ce32" table:formula="of:=[.H23]*10.2" office:value-type="float" office:value="0.0383906055929843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Kamstrup 402 1.5 m<text:span text:style-name="T1">3</text:span>/hr, Kv = 3</text:p>
          </table:table-cell>
          <table:covered-table-cell table:number-columns-repeated="2" table:style-name="ce10"/>
          <table: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5" calcext:value-type="float">
            <text:p>0.75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27]*1000/60" office:value-type="float" office:value="25" calcext:value-type="float">
            <text:p>25.0</text:p>
          </table:table-cell>
          <table:table-cell table:style-name="ce12" table:formula="of:=[.E27]*1000/60" office:value-type="float" office:value="20.8333333333333" calcext:value-type="float">
            <text:p>20.8</text:p>
          </table:table-cell>
          <table:table-cell table:style-name="ce12" table:formula="of:=[.F27]*1000/60" office:value-type="float" office:value="16.6666666666667" calcext:value-type="float">
            <text:p>16.7</text:p>
          </table:table-cell>
          <table:table-cell table:style-name="ce12" table:formula="of:=[.G27]*1000/60" office:value-type="float" office:value="12.5" calcext:value-type="float">
            <text:p>12.5</text:p>
          </table:table-cell>
          <table:table-cell table:style-name="ce30" table:formula="of:=[.H27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8" table:formula="of:=([.D27]/3)^2" office:value-type="float" office:value="0.25" calcext:value-type="float">
            <text:p>0.25</text:p>
          </table:table-cell>
          <table:table-cell table:style-name="ce15" table:formula="of:=([.E27]/3)^2" office:value-type="float" office:value="0.173611111111111" calcext:value-type="float">
            <text:p>0.174</text:p>
          </table:table-cell>
          <table:table-cell table:style-name="ce15" table:formula="of:=([.F27]/3)^2" office:value-type="float" office:value="0.111111111111111" calcext:value-type="float">
            <text:p>0.111</text:p>
          </table:table-cell>
          <table:table-cell table:style-name="ce17" table:formula="of:=([.G27]/3)^2" office:value-type="float" office:value="0.0625" calcext:value-type="float">
            <text:p>0.063</text:p>
          </table:table-cell>
          <table:table-cell table:style-name="ce34" table:formula="of:=([.H27]/3)^2" office:value-type="float" office:value="0.0277777777777778" calcext:value-type="float">
            <text:p>0.02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6" table:formula="of:=[.D29]*10.2" office:value-type="float" office:value="2.55" calcext:value-type="float">
            <text:p>2.55</text:p>
          </table:table-cell>
          <table:table-cell table:style-name="ce16" table:formula="of:=[.E29]*10.2" office:value-type="float" office:value="1.77083333333333" calcext:value-type="float">
            <text:p>1.77</text:p>
          </table:table-cell>
          <table:table-cell table:style-name="ce16" table:formula="of:=[.F29]*10.2" office:value-type="float" office:value="1.13333333333333" calcext:value-type="float">
            <text:p>1.13</text:p>
          </table:table-cell>
          <table:table-cell table:style-name="ce14" table:formula="of:=[.G29]*10.2" office:value-type="float" office:value="0.6375" calcext:value-type="float">
            <text:p>0.64</text:p>
          </table:table-cell>
          <table:table-cell table:style-name="ce35" table:formula="of:=[.H29]*10.2" office:value-type="float" office:value="0.283333333333333" calcext:value-type="float">
            <text:p>0.2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Kamstrup 402 2.5 m<text:span text:style-name="T1">3</text:span>/hr, Kv = 13.5</text:p>
          </table:table-cell>
          <table:covered-table-cell table:number-columns-repeated="2" table:style-name="ce10"/>
          <table: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33]*1000/60" office:value-type="float" office:value="41.6666666666667" calcext:value-type="float">
            <text:p>41.7</text:p>
          </table:table-cell>
          <table:table-cell table:style-name="ce12" table:formula="of:=[.E33]*1000/60" office:value-type="float" office:value="33.3333333333333" calcext:value-type="float">
            <text:p>33.3</text:p>
          </table:table-cell>
          <table:table-cell table:style-name="ce12" table:formula="of:=[.F33]*1000/60" office:value-type="float" office:value="25" calcext:value-type="float">
            <text:p>25.0</text:p>
          </table:table-cell>
          <table:table-cell table:style-name="ce12" table:formula="of:=[.G33]*1000/60" office:value-type="float" office:value="16.6666666666667" calcext:value-type="float">
            <text:p>16.7</text:p>
          </table:table-cell>
          <table:table-cell table:style-name="ce30" table:formula="of:=[.H33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9" table:formula="of:=([.D33]/13.5)^2" office:value-type="float" office:value="0.0342935528120713" calcext:value-type="float">
            <text:p>0.034</text:p>
          </table:table-cell>
          <table:table-cell table:style-name="ce23" table:formula="of:=([.E33]/13.5)^2" office:value-type="float" office:value="0.0219478737997256" calcext:value-type="float">
            <text:p>0.022</text:p>
          </table:table-cell>
          <table:table-cell table:style-name="ce23" table:formula="of:=([.F33]/13.5)^2" office:value-type="float" office:value="0.0123456790123457" calcext:value-type="float">
            <text:p>0.012</text:p>
          </table:table-cell>
          <table:table-cell table:style-name="ce23" table:formula="of:=([.G33]/13.5)^2" office:value-type="float" office:value="0.00548696844993141" calcext:value-type="float">
            <text:p>0.005</text:p>
          </table:table-cell>
          <table:table-cell table:style-name="ce33" table:formula="of:=([.H33]/13.5)^2" office:value-type="float" office:value="0.00137174211248285" calcext:value-type="float">
            <text:p>0.00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20" table:formula="of:=[.D35]*10.2" office:value-type="float" office:value="0.349794238683127" calcext:value-type="float">
            <text:p>0.35</text:p>
          </table:table-cell>
          <table:table-cell table:style-name="ce24" table:formula="of:=[.E35]*10.2" office:value-type="float" office:value="0.223868312757202" calcext:value-type="float">
            <text:p>0.22</text:p>
          </table:table-cell>
          <table:table-cell table:style-name="ce24" table:formula="of:=[.F35]*10.2" office:value-type="float" office:value="0.125925925925926" calcext:value-type="float">
            <text:p>0.13</text:p>
          </table:table-cell>
          <table:table-cell table:style-name="ce24" table:formula="of:=[.G35]*10.2" office:value-type="float" office:value="0.0559670781893004" calcext:value-type="float">
            <text:p>0.06</text:p>
          </table:table-cell>
          <table:table-cell table:style-name="ce32" table:formula="of:=[.H35]*10.2" office:value-type="float" office:value="0.0139917695473251" calcext:value-type="float">
            <text:p>0.0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span text:style-name="T2">Sontex Superstatic 440 1.5 m</text:span><text:span text:style-name="T3">3</text:span><text:span text:style-name="T2">/hr, DN20, Kv = 5</text:span>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5" calcext:value-type="float">
            <text:p>0.75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39]*1000/60" office:value-type="float" office:value="25" calcext:value-type="float">
            <text:p>25.0</text:p>
          </table:table-cell>
          <table:table-cell table:style-name="ce12" table:formula="of:=[.E39]*1000/60" office:value-type="float" office:value="20.8333333333333" calcext:value-type="float">
            <text:p>20.8</text:p>
          </table:table-cell>
          <table:table-cell table:style-name="ce12" table:formula="of:=[.F39]*1000/60" office:value-type="float" office:value="16.6666666666667" calcext:value-type="float">
            <text:p>16.7</text:p>
          </table:table-cell>
          <table:table-cell table:style-name="ce12" table:formula="of:=[.G39]*1000/60" office:value-type="float" office:value="12.5" calcext:value-type="float">
            <text:p>12.5</text:p>
          </table:table-cell>
          <table:table-cell table:style-name="ce30" table:formula="of:=[.H39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7" table:formula="of:=([.D39]/5)^2" office:value-type="float" office:value="0.09" calcext:value-type="float">
            <text:p>0.09</text:p>
          </table:table-cell>
          <table:table-cell table:style-name="ce17" table:formula="of:=([.E39]/5)^2" office:value-type="float" office:value="0.0625" calcext:value-type="float">
            <text:p>0.063</text:p>
          </table:table-cell>
          <table:table-cell table:style-name="ce19" table:formula="of:=([.F39]/5)^2" office:value-type="float" office:value="0.04" calcext:value-type="float">
            <text:p>0.040</text:p>
          </table:table-cell>
          <table:table-cell table:style-name="ce23" table:formula="of:=([.G39]/5)^2" office:value-type="float" office:value="0.0225" calcext:value-type="float">
            <text:p>0.023</text:p>
          </table:table-cell>
          <table:table-cell table:style-name="ce33" table:formula="of:=([.H39]/5)^2" office:value-type="float" office:value="0.01" calcext:value-type="float">
            <text:p>0.01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4" table:formula="of:=[.D41]*10.2" office:value-type="float" office:value="0.918" calcext:value-type="float">
            <text:p>0.92</text:p>
          </table:table-cell>
          <table:table-cell table:style-name="ce14" table:formula="of:=[.E41]*10.2" office:value-type="float" office:value="0.6375" calcext:value-type="float">
            <text:p>0.64</text:p>
          </table:table-cell>
          <table:table-cell table:style-name="ce20" table:formula="of:=[.F41]*10.2" office:value-type="float" office:value="0.408" calcext:value-type="float">
            <text:p>0.41</text:p>
          </table:table-cell>
          <table:table-cell table:style-name="ce24" table:formula="of:=[.G41]*10.2" office:value-type="float" office:value="0.2295" calcext:value-type="float">
            <text:p>0.23</text:p>
          </table:table-cell>
          <table:table-cell table:style-name="ce32" table:formula="of:=[.H41]*10.2" office:value-type="float" office:value="0.102" calcext:value-type="float">
            <text:p>0.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span text:style-name="T2">Sontex Superstatic 440 2.5 m</text:span><text:span text:style-name="T3">3</text:span><text:span text:style-name="T2">/hr, DN20, Kv = 5</text:span>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45]*1000/60" office:value-type="float" office:value="41.6666666666667" calcext:value-type="float">
            <text:p>41.7</text:p>
          </table:table-cell>
          <table:table-cell table:style-name="ce12" table:formula="of:=[.E45]*1000/60" office:value-type="float" office:value="33.3333333333333" calcext:value-type="float">
            <text:p>33.3</text:p>
          </table:table-cell>
          <table:table-cell table:style-name="ce12" table:formula="of:=[.F45]*1000/60" office:value-type="float" office:value="25" calcext:value-type="float">
            <text:p>25.0</text:p>
          </table:table-cell>
          <table:table-cell table:style-name="ce12" table:formula="of:=[.G45]*1000/60" office:value-type="float" office:value="16.6666666666667" calcext:value-type="float">
            <text:p>16.7</text:p>
          </table:table-cell>
          <table:table-cell table:style-name="ce30" table:formula="of:=[.H45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6" table:formula="of:=([.D45]/5)^2" office:value-type="float" office:value="0.25" calcext:value-type="float">
            <text:p>0.25</text:p>
          </table:table-cell>
          <table:table-cell table:style-name="ce15" table:formula="of:=([.E45]/5)^2" office:value-type="float" office:value="0.16" calcext:value-type="float">
            <text:p>0.160</text:p>
          </table:table-cell>
          <table:table-cell table:style-name="ce17" table:formula="of:=([.F45]/5)^2" office:value-type="float" office:value="0.09" calcext:value-type="float">
            <text:p>0.090</text:p>
          </table:table-cell>
          <table:table-cell table:style-name="ce19" table:formula="of:=([.G45]/5)^2" office:value-type="float" office:value="0.04" calcext:value-type="float">
            <text:p>0.040</text:p>
          </table:table-cell>
          <table:table-cell table:style-name="ce33" table:formula="of:=([.H45]/5)^2" office:value-type="float" office:value="0.01" calcext:value-type="float">
            <text:p>0.01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6" table:formula="of:=[.D47]*10.2" office:value-type="float" office:value="2.55" calcext:value-type="float">
            <text:p>2.55</text:p>
          </table:table-cell>
          <table:table-cell table:style-name="ce16" table:formula="of:=[.E47]*10.2" office:value-type="float" office:value="1.632" calcext:value-type="float">
            <text:p>1.63</text:p>
          </table:table-cell>
          <table:table-cell table:style-name="ce14" table:formula="of:=[.F47]*10.2" office:value-type="float" office:value="0.918" calcext:value-type="float">
            <text:p>0.92</text:p>
          </table:table-cell>
          <table:table-cell table:style-name="ce20" table:formula="of:=[.G47]*10.2" office:value-type="float" office:value="0.408" calcext:value-type="float">
            <text:p>0.41</text:p>
          </table:table-cell>
          <table:table-cell table:style-name="ce32" table:formula="of:=[.H47]*10.2" office:value-type="float" office:value="0.102" calcext:value-type="float">
            <text:p>0.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span text:style-name="T2">Sontex Superstatic 440 3.5 m</text:span><text:span text:style-name="T3">3</text:span><text:span text:style-name="T2">/hr, DN25, Kv = 8.75</text:span>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51]*1000/60" office:value-type="float" office:value="58.3333333333333" calcext:value-type="float">
            <text:p>58.3</text:p>
          </table:table-cell>
          <table:table-cell table:style-name="ce12" table:formula="of:=[.E51]*1000/60" office:value-type="float" office:value="41.6666666666667" calcext:value-type="float">
            <text:p>41.7</text:p>
          </table:table-cell>
          <table:table-cell table:style-name="ce12" table:formula="of:=[.F51]*1000/60" office:value-type="float" office:value="25" calcext:value-type="float">
            <text:p>25.0</text:p>
          </table:table-cell>
          <table:table-cell table:style-name="ce12" table:formula="of:=[.G51]*1000/60" office:value-type="float" office:value="16.6666666666667" calcext:value-type="float">
            <text:p>16.7</text:p>
          </table:table-cell>
          <table:table-cell table:style-name="ce30" table:formula="of:=[.H51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6" table:formula="of:=([.D51]/8.75)^2" office:value-type="float" office:value="0.16" calcext:value-type="float">
            <text:p>0.16</text:p>
          </table:table-cell>
          <table:table-cell table:style-name="ce17" table:formula="of:=([.E51]/8.75)^2" office:value-type="float" office:value="0.0816326530612245" calcext:value-type="float">
            <text:p>0.082</text:p>
          </table:table-cell>
          <table:table-cell table:style-name="ce19" table:formula="of:=([.F51]/8.75)^2" office:value-type="float" office:value="0.0293877551020408" calcext:value-type="float">
            <text:p>0.029</text:p>
          </table:table-cell>
          <table:table-cell table:style-name="ce23" table:formula="of:=([.G51]/8.75)^2" office:value-type="float" office:value="0.0130612244897959" calcext:value-type="float">
            <text:p>0.013</text:p>
          </table:table-cell>
          <table:table-cell table:style-name="ce33" table:formula="of:=([.H51]/8.75)^2" office:value-type="float" office:value="0.00326530612244898" calcext:value-type="float">
            <text:p>0.00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6" table:formula="of:=[.D53]*10.2" office:value-type="float" office:value="1.632" calcext:value-type="float">
            <text:p>1.63</text:p>
          </table:table-cell>
          <table:table-cell table:style-name="ce14" table:formula="of:=[.E53]*10.2" office:value-type="float" office:value="0.83265306122449" calcext:value-type="float">
            <text:p>0.83</text:p>
          </table:table-cell>
          <table:table-cell table:style-name="ce20" table:formula="of:=[.F53]*10.2" office:value-type="float" office:value="0.299755102040816" calcext:value-type="float">
            <text:p>0.30</text:p>
          </table:table-cell>
          <table:table-cell table:style-name="ce24" table:formula="of:=[.G53]*10.2" office:value-type="float" office:value="0.133224489795918" calcext:value-type="float">
            <text:p>0.13</text:p>
          </table:table-cell>
          <table:table-cell table:style-name="ce32" table:formula="of:=[.H53]*10.2" office:value-type="float" office:value="0.0333061224489796" calcext:value-type="float">
            <text:p>0.03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span text:style-name="T4">Qalcosonic E3 1.5 m</text:span><text:span text:style-name="T5">3</text:span><text:span text:style-name="T4">/hr, DN20, Kv = 6.23</text:span>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5" calcext:value-type="float">
            <text:p>0.75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57]*1000/60" office:value-type="float" office:value="25" calcext:value-type="float">
            <text:p>25.0</text:p>
          </table:table-cell>
          <table:table-cell table:style-name="ce12" table:formula="of:=[.E57]*1000/60" office:value-type="float" office:value="20.8333333333333" calcext:value-type="float">
            <text:p>20.8</text:p>
          </table:table-cell>
          <table:table-cell table:style-name="ce12" table:formula="of:=[.F57]*1000/60" office:value-type="float" office:value="16.6666666666667" calcext:value-type="float">
            <text:p>16.7</text:p>
          </table:table-cell>
          <table:table-cell table:style-name="ce12" table:formula="of:=[.G57]*1000/60" office:value-type="float" office:value="12.5" calcext:value-type="float">
            <text:p>12.5</text:p>
          </table:table-cell>
          <table:table-cell table:style-name="ce30" table:formula="of:=[.H57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7" table:formula="of:=([.D57]/6.23)^2" office:value-type="float" office:value="0.0579704170520626" calcext:value-type="float">
            <text:p>0.058</text:p>
          </table:table-cell>
          <table:table-cell table:style-name="ce17" table:formula="of:=([.E57]/6.23)^2" office:value-type="float" office:value="0.0402572340639323" calcext:value-type="float">
            <text:p>0.040</text:p>
          </table:table-cell>
          <table:table-cell table:style-name="ce27" table:formula="of:=([.F57]/6.23)^2" office:value-type="float" office:value="0.0257646298009167" calcext:value-type="float">
            <text:p>0.026</text:p>
          </table:table-cell>
          <table:table-cell table:style-name="ce23" table:formula="of:=([.G57]/6.23)^2" office:value-type="float" office:value="0.0144926042630156" calcext:value-type="float">
            <text:p>0.014</text:p>
          </table:table-cell>
          <table:table-cell table:style-name="ce33" table:formula="of:=([.H57]/6.23)^2" office:value-type="float" office:value="0.00644115745022918" calcext:value-type="float">
            <text:p>0.00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4" table:formula="of:=[.D59]*10.2" office:value-type="float" office:value="0.591298253931038" calcext:value-type="float">
            <text:p>0.59</text:p>
          </table:table-cell>
          <table:table-cell table:style-name="ce14" table:formula="of:=[.E59]*10.2" office:value-type="float" office:value="0.41062378745211" calcext:value-type="float">
            <text:p>0.41</text:p>
          </table:table-cell>
          <table:table-cell table:style-name="ce22" table:formula="of:=[.F59]*10.2" office:value-type="float" office:value="0.26279922396935" calcext:value-type="float">
            <text:p>0.26</text:p>
          </table:table-cell>
          <table:table-cell table:style-name="ce24" table:formula="of:=[.G59]*10.2" office:value-type="float" office:value="0.14782456348276" calcext:value-type="float">
            <text:p>0.15</text:p>
          </table:table-cell>
          <table:table-cell table:style-name="ce32" table:formula="of:=[.H59]*10.2" office:value-type="float" office:value="0.0656998059923376" calcext:value-type="float">
            <text:p>0.0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span text:style-name="T4">Qalcosonic E3 2.5 m</text:span><text:span text:style-name="T5">3</text:span><text:span text:style-name="T4">/hr, DN20, Kv = 8.15</text:span>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63]*1000/60" office:value-type="float" office:value="41.6666666666667" calcext:value-type="float">
            <text:p>41.7</text:p>
          </table:table-cell>
          <table:table-cell table:style-name="ce12" table:formula="of:=[.E63]*1000/60" office:value-type="float" office:value="33.3333333333333" calcext:value-type="float">
            <text:p>33.3</text:p>
          </table:table-cell>
          <table:table-cell table:style-name="ce12" table:formula="of:=[.F63]*1000/60" office:value-type="float" office:value="25" calcext:value-type="float">
            <text:p>25.0</text:p>
          </table:table-cell>
          <table:table-cell table:style-name="ce12" table:formula="of:=[.G63]*1000/60" office:value-type="float" office:value="16.6666666666667" calcext:value-type="float">
            <text:p>16.7</text:p>
          </table:table-cell>
          <table:table-cell table:style-name="ce30" table:formula="of:=[.H63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7" table:formula="of:=([.D63]/8.15)^2" office:value-type="float" office:value="0.0940946215514321" calcext:value-type="float">
            <text:p>0.094</text:p>
          </table:table-cell>
          <table:table-cell table:style-name="ce17" table:formula="of:=([.E63]/8.15)^2" office:value-type="float" office:value="0.0602205577929166" calcext:value-type="float">
            <text:p>0.060</text:p>
          </table:table-cell>
          <table:table-cell table:style-name="ce27" table:formula="of:=([.F63]/8.15)^2" office:value-type="float" office:value="0.0338740637585156" calcext:value-type="float">
            <text:p>0.034</text:p>
          </table:table-cell>
          <table:table-cell table:style-name="ce23" table:formula="of:=([.G63]/8.15)^2" office:value-type="float" office:value="0.0150551394482291" calcext:value-type="float">
            <text:p>0.015</text:p>
          </table:table-cell>
          <table:table-cell table:style-name="ce33" table:formula="of:=([.H63]/8.15)^2" office:value-type="float" office:value="0.00376378486205728" calcext:value-type="float">
            <text:p>0.00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4" table:formula="of:=[.D65]*10.2" office:value-type="float" office:value="0.959765139824608" calcext:value-type="float">
            <text:p>0.96</text:p>
          </table:table-cell>
          <table:table-cell table:style-name="ce14" table:formula="of:=[.E65]*10.2" office:value-type="float" office:value="0.614249689487749" calcext:value-type="float">
            <text:p>0.61</text:p>
          </table:table-cell>
          <table:table-cell table:style-name="ce22" table:formula="of:=[.F65]*10.2" office:value-type="float" office:value="0.345515450336859" calcext:value-type="float">
            <text:p>0.35</text:p>
          </table:table-cell>
          <table:table-cell table:style-name="ce24" table:formula="of:=[.G65]*10.2" office:value-type="float" office:value="0.153562422371937" calcext:value-type="float">
            <text:p>0.15</text:p>
          </table:table-cell>
          <table:table-cell table:style-name="ce32" table:formula="of:=[.H65]*10.2" office:value-type="float" office:value="0.0383906055929843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<text:span text:style-name="T2">Qalcosonic E3 3.5 m</text:span><text:span text:style-name="T3">3</text:span><text:span text:style-name="T2">/hr, DN25, Kv = 17.5</text:span></text:p>
          </table:table-cell>
          <table:covered-table-cell table:number-columns-repeated="2" table:style-name="ce10"/>
          <table:covered-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table:formula="of:=[.D69]*1000/60" office:value-type="float" office:value="58.3333333333333" calcext:value-type="float">
            <text:p>58.3</text:p>
          </table:table-cell>
          <table:table-cell table:style-name="ce12" table:formula="of:=[.E69]*1000/60" office:value-type="float" office:value="41.6666666666667" calcext:value-type="float">
            <text:p>41.7</text:p>
          </table:table-cell>
          <table:table-cell table:style-name="ce12" table:formula="of:=[.F69]*1000/60" office:value-type="float" office:value="25" calcext:value-type="float">
            <text:p>25.0</text:p>
          </table:table-cell>
          <table:table-cell table:style-name="ce12" table:formula="of:=[.G69]*1000/60" office:value-type="float" office:value="16.6666666666667" calcext:value-type="float">
            <text:p>16.7</text:p>
          </table:table-cell>
          <table:table-cell table:style-name="ce30" table:formula="of:=[.H69]*1000/60" office:value-type="float" office:value="8.33333333333333" calcext:value-type="float">
            <text:p>8.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21" table:formula="of:=([.D69]/17.5)^2" office:value-type="float" office:value="0.04" calcext:value-type="float">
            <text:p>0.04</text:p>
          </table:table-cell>
          <table:table-cell table:style-name="ce23" table:formula="of:=([.E69]/17.5)^2" office:value-type="float" office:value="0.0204081632653061" calcext:value-type="float">
            <text:p>0.020</text:p>
          </table:table-cell>
          <table:table-cell table:style-name="ce23" table:formula="of:=([.F69]/17.5)^2" office:value-type="float" office:value="0.0073469387755102" calcext:value-type="float">
            <text:p>0.007</text:p>
          </table:table-cell>
          <table:table-cell table:style-name="ce23" table:formula="of:=([.G69]/17.5)^2" office:value-type="float" office:value="0.00326530612244898" calcext:value-type="float">
            <text:p>0.003</text:p>
          </table:table-cell>
          <table:table-cell table:style-name="ce33" table:formula="of:=([.H69]/17.5)^2" office:value-type="float" office:value="0.000816326530612245" calcext:value-type="float">
            <text:p>0.00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22" table:formula="of:=[.D71]*10.2" office:value-type="float" office:value="0.408" calcext:value-type="float">
            <text:p>0.41</text:p>
          </table:table-cell>
          <table:table-cell table:style-name="ce24" table:formula="of:=[.E71]*10.2" office:value-type="float" office:value="0.208163265306122" calcext:value-type="float">
            <text:p>0.21</text:p>
          </table:table-cell>
          <table:table-cell table:style-name="ce24" table:formula="of:=[.F71]*10.2" office:value-type="float" office:value="0.0749387755102041" calcext:value-type="float">
            <text:p>0.07</text:p>
          </table:table-cell>
          <table:table-cell table:style-name="ce24" table:formula="of:=[.G71]*10.2" office:value-type="float" office:value="0.0333061224489796" calcext:value-type="float">
            <text:p>0.03</text:p>
          </table:table-cell>
          <table:table-cell table:style-name="ce32" table:formula="of:=[.H71]*10.2" office:value-type="float" office:value="0.0083265306122449" calcext:value-type="float">
            <text:p>0.0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ika VVX20 2-40 lit/min, Kv = 4.62</text:p>
          </table:table-cell>
          <table:covered-table-cell table:number-columns-repeated="2" table:style-name="ce10"/>
          <table: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table:formula="of:=[.D76]*60*0.001" office:value-type="float" office:value="2.4" calcext:value-type="float">
            <text:p>2.4</text:p>
          </table:table-cell>
          <table:table-cell table:formula="of:=[.E76]*60*0.001" office:value-type="float" office:value="1.8" calcext:value-type="float">
            <text:p>1.8</text:p>
          </table:table-cell>
          <table:table-cell table:style-name="ce10" table:formula="of:=[.F76]*60*0.001" office:value-type="float" office:value="1.2" calcext:value-type="float">
            <text:p>1.2</text:p>
          </table:table-cell>
          <table:table-cell table:style-name="ce10" table:formula="of:=[.G76]*60*0.001" office:value-type="float" office:value="0.6" calcext:value-type="float">
            <text:p>0.6</text:p>
          </table:table-cell>
          <table:table-cell table:style-name="ce29" table:formula="of:=[.H76]*60*0.001"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office:value-type="float" office:value="40" calcext:value-type="float">
            <text:p>40.0</text:p>
          </table:table-cell>
          <table:table-cell table:style-name="ce12" office:value-type="float" office:value="30" calcext:value-type="float">
            <text:p>30.0</text:p>
          </table:table-cell>
          <table:table-cell table:style-name="ce12" office:value-type="float" office:value="20" calcext:value-type="float">
            <text:p>20.0</text:p>
          </table:table-cell>
          <table:table-cell table:style-name="ce12" office:value-type="float" office:value="10" calcext:value-type="float">
            <text:p>10.0</text:p>
          </table:table-cell>
          <table:table-cell table:style-name="ce30" office:value-type="float" office:value="5" calcext:value-type="float">
            <text:p>5.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18" table:formula="of:=([.D75]/4.62)^2" office:value-type="float" office:value="0.26986001011975" calcext:value-type="float">
            <text:p>0.27</text:p>
          </table:table-cell>
          <table:table-cell table:style-name="ce15" table:formula="of:=([.E75]/4.62)^2" office:value-type="float" office:value="0.15179625569236" calcext:value-type="float">
            <text:p>0.152</text:p>
          </table:table-cell>
          <table:table-cell table:style-name="ce17" table:formula="of:=([.F75]/4.62)^2" office:value-type="float" office:value="0.0674650025299376" calcext:value-type="float">
            <text:p>0.067</text:p>
          </table:table-cell>
          <table:table-cell table:style-name="ce23" table:formula="of:=([.G75]/4.62)^2" office:value-type="float" office:value="0.0168662506324844" calcext:value-type="float">
            <text:p>0.017</text:p>
          </table:table-cell>
          <table:table-cell table:style-name="ce33" table:formula="of:=([.H75]/4.62)^2" office:value-type="float" office:value="0.0042165626581211" calcext:value-type="float">
            <text:p>0.00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6" table:formula="of:=[.D77]*10.2" office:value-type="float" office:value="2.75257210322145" calcext:value-type="float">
            <text:p>2.75</text:p>
          </table:table-cell>
          <table:table-cell table:style-name="ce16" table:formula="of:=[.E77]*10.2" office:value-type="float" office:value="1.54832180806207" calcext:value-type="float">
            <text:p>1.55</text:p>
          </table:table-cell>
          <table:table-cell table:style-name="ce14" table:formula="of:=[.F77]*10.2" office:value-type="float" office:value="0.688143025805363" calcext:value-type="float">
            <text:p>0.69</text:p>
          </table:table-cell>
          <table:table-cell table:style-name="ce24" table:formula="of:=[.G77]*10.2" office:value-type="float" office:value="0.172035756451341" calcext:value-type="float">
            <text:p>0.17</text:p>
          </table:table-cell>
          <table:table-cell table:style-name="ce32" table:formula="of:=[.H77]*10.2" office:value-type="float" office:value="0.0430089391128352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ika VVX20 5-80 lit/min, Kv = 9.6</text:p>
          </table:table-cell>
          <table:covered-table-cell table:number-columns-repeated="2" table:style-name="ce10"/>
          <table:table-cell/>
          <table:table-cell table:style-name="ce25" table:number-columns-spanned="3" table:number-rows-spanned="1"/>
          <table:covered-table-cell table:style-name="ce10"/>
          <table:covered-table-cell table:style-name="ce29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Flow rate</text:p>
          </table:table-cell>
          <table:table-cell table:style-name="ce10" office:value-type="string" calcext:value-type="string">
            <text:p><text:span text:style-name="T6">m</text:span><text:span text:style-name="T7">3</text:span><text:span text:style-name="T6">/hr</text:span></text:p>
          </table:table-cell>
          <table:table-cell table:style-name="ce10" table:formula="of:=[.D82]*60*0.001" office:value-type="float" office:value="4.8" calcext:value-type="float">
            <text:p>4.8</text:p>
          </table:table-cell>
          <table:table-cell table:formula="of:=[.E82]*60*0.001" office:value-type="float" office:value="3.6" calcext:value-type="float">
            <text:p>3.6</text:p>
          </table:table-cell>
          <table:table-cell table:style-name="ce10" table:formula="of:=[.F82]*60*0.001" office:value-type="float" office:value="2.4" calcext:value-type="float">
            <text:p>2.4</text:p>
          </table:table-cell>
          <table:table-cell table:style-name="ce10" table:formula="of:=[.G82]*60*0.001" office:value-type="float" office:value="1.2" calcext:value-type="float">
            <text:p>1.2</text:p>
          </table:table-cell>
          <table:table-cell table:style-name="ce29" table:formula="of:=[.H82]*60*0.001" office:value-type="float" office:value="0.6" calcext:value-type="float">
            <text:p>0.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t/min</text:p>
          </table:table-cell>
          <table:table-cell table:style-name="ce12" office:value-type="float" office:value="80" calcext:value-type="float">
            <text:p>80.0</text:p>
          </table:table-cell>
          <table:table-cell table:style-name="ce12" office:value-type="float" office:value="60" calcext:value-type="float">
            <text:p>60.0</text:p>
          </table:table-cell>
          <table:table-cell table:style-name="ce12" office:value-type="float" office:value="40" calcext:value-type="float">
            <text:p>40.0</text:p>
          </table:table-cell>
          <table:table-cell table:style-name="ce12" office:value-type="float" office:value="20" calcext:value-type="float">
            <text:p>20.0</text:p>
          </table:table-cell>
          <table:table-cell table:style-name="ce30" office:value-type="float" office:value="10" calcext:value-type="float">
            <text:p>10.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Pressure required</text:p>
          </table:table-cell>
          <table:table-cell table:style-name="Default" office:value-type="string" calcext:value-type="string">
            <text:p>Bar</text:p>
          </table:table-cell>
          <table:table-cell table:style-name="ce6" table:formula="of:=([.D81]/9.6)^2" office:value-type="float" office:value="0.25" calcext:value-type="float">
            <text:p>0.25</text:p>
          </table:table-cell>
          <table:table-cell table:style-name="ce15" table:formula="of:=([.E81]/9.6)^2" office:value-type="float" office:value="0.140625" calcext:value-type="float">
            <text:p>0.141</text:p>
          </table:table-cell>
          <table:table-cell table:style-name="ce17" table:formula="of:=([.F81]/9.6)^2" office:value-type="float" office:value="0.0625" calcext:value-type="float">
            <text:p>0.063</text:p>
          </table:table-cell>
          <table:table-cell table:style-name="ce23" table:formula="of:=([.G81]/9.6)^2" office:value-type="float" office:value="0.015625" calcext:value-type="float">
            <text:p>0.016</text:p>
          </table:table-cell>
          <table:table-cell table:style-name="ce33" table:formula="of:=([.H81]/9.6)^2" office:value-type="float" office:value="0.00390625" calcext:value-type="float">
            <text:p>0.00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 head</text:p>
          </table:table-cell>
          <table:table-cell table:style-name="ce16" table:formula="of:=[.D83]*10.2" office:value-type="float" office:value="2.55" calcext:value-type="float">
            <text:p>2.55</text:p>
          </table:table-cell>
          <table:table-cell table:style-name="ce16" table:formula="of:=[.E83]*10.2" office:value-type="float" office:value="1.434375" calcext:value-type="float">
            <text:p>1.43</text:p>
          </table:table-cell>
          <table:table-cell table:style-name="ce14" table:formula="of:=[.F83]*10.2" office:value-type="float" office:value="0.6375" calcext:value-type="float">
            <text:p>0.64</text:p>
          </table:table-cell>
          <table:table-cell table:style-name="ce24" table:formula="of:=[.G83]*10.2" office:value-type="float" office:value="0.159375" calcext:value-type="float">
            <text:p>0.16</text:p>
          </table:table-cell>
          <table:table-cell table:style-name="ce32" table:formula="of:=[.H83]*10.2" office:value-type="float" office:value="0.03984375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6"/>
          <table:table-cell table:style-name="Default" office:value-type="string" calcext:value-type="string">
            <text:p>Pressure causing energy waste and/or limiting flowrate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7"/>
          <table:table-cell table:style-name="Default" office:value-type="string" calcext:value-type="string">
            <text:p>For many systems, pressure a bit too high / not ideal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8"/>
          <table:table-cell table:style-name="Default" office:value-type="string" calcext:value-type="string">
            <text:p>Reasonable 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/>
          <table:table-cell table:style-name="Default" office:value-type="string" calcext:value-type="string">
            <text:p>Good low pressure for most systems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Note – this is only our opinion. Circumstance will affect requirements.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29:44.148542534</meta:creation-date>
    <dc:date>2021-09-13T15:30:07.652958122</dc:date>
    <meta:editing-duration>PT24S</meta:editing-duration>
    <meta:editing-cycles>1</meta:editing-cycles>
    <meta:document-statistic meta:table-count="1" meta:cell-count="383" meta:object-count="0"/>
    <meta:generator>LibreOffice/6.4.6.2$Linux_X86_64 LibreOffice_project/40$Build-2</meta:generator>
  </office:meta>
</office:document-meta>
</file>